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5.371cm" presentation:class="title" presentation:user-transformed="true">
          <draw:text-box>
            <text:p>COMPARAÇÃO DO DESEMPENHO DE HEURÍSTICAS PARA O<text:line-break/>ROTEAMENTO DE TRÁFEGOS ELEFANTES EM FAT-TREES</text:p>
          </draw:text-box>
        </draw:frame>
        <draw:frame presentation:style-name="pr2" draw:text-style-name="P1" draw:layer="layout" svg:width="25.199cm" svg:height="9.134cm" svg:x="1.4cm" svg:y="4.466cm" presentation:class="subtitle" presentation:user-transformed="true">
          <draw:text-box>
            <text:p>Lucas de Sousa de Oliveira</text:p>
            <text:p>Orientador: Prof. Críston Pereira de Sou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Trabalhos Relaciona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IEEE Performance Computing and Communications Conference (IPCCC), 34, 2015, Nanjing, China. Fincher: Elephant flow scheduling based on stable matching in data center networks. Nanjing, China: IEEE, 2015. p. 1-2.</text:span></text:p>
              </text:list-item>
              <text:list-item>
                <text:p><text:span text:style-name="T1">Li, Honghui &amp; Lu, Hailiang &amp; Fu, Xueliang. (2019). An optimal and dynamic elephant flow scheduling for SDN-based data center networks. Journal of Intelligent &amp; Fuzzy Systems. 38. 1-10. 10.3233/JIFS-179399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bjetivo Ger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alisar o desempenho de heurísticas para o roteamento de tráfegos elefantes em Fat-Tre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Objetivos Específic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parar uma heurística gulosa com o algoritmo ANT-GO</text:p>
              </text:list-item>
              <text:list-item>
                <text:p>Aplicar métricas de desempenho de rede para comparar as heurístic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Conceit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at-Trees</text:p>
              </text:list-item>
              <text:list-item>
                <text:p>Tráfegos Elefantes</text:p>
              </text:list-item>
              <text:list-item>
                <text:p>Mininet</text:p>
                <text:p><text:span text:style-name="T1"/></text:p>
                <text:p><text:span text:style-name="T1">IEEE Performance Computing and Communications Conference (IPCCC), 34, 2015, Nanjing, </text:span><text:span text:style-name="T1">China. Fincher: Elephant flow scheduling based on stable matching in data center networks. </text:span><text:span text:style-name="T1">Nanjing, China: IEEE, 2015. p. 1-2.</text:span></text:p>
                <text:p><text:span text:style-name="T1">Li, Honghui &amp; Lu, Hailiang &amp; Fu, Xueliang. (2019). An optimal and dynamic elephant flow </text:span><text:span text:style-name="T1">scheduling for SDN-based data center networks. Journal of Intelligent &amp; Fuzzy Systems. 38. 1-</text:span><text:span text:style-name="T1">10. 10.3233/JIFS-179399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assos para a Exec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mplementar as heurísticas no Mininet</text:p>
              </text:list-item>
              <text:list-item>
                <text:p>Implementar as métricas: largura de bisseção de rede e tempo de conclusão de fluxo</text:p>
              </text:list-item>
              <text:list-item>
                <text:p>Aplicar as métricas no Mininet</text:p>
              </text:list-item>
              <text:list-item>
                <text:p>Coletar os resultados</text:p>
              </text:list-item>
              <text:list-item>
                <text:p>Comparar os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7T17:50:11.130224619</meta:creation-date>
    <meta:generator>LibreOffice/6.0.7.3$Linux_X86_64 LibreOffice_project/00m0$Build-3</meta:generator>
    <dc:date>2020-08-17T18:19:38.688082774</dc:date>
    <meta:editing-duration>PT29M34S</meta:editing-duration>
    <meta:editing-cycles>9</meta:editing-cycles>
    <meta:document-statistic meta:object-count="45"/>
  </office:meta>
</office:document-meta>
</file>